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Diagramm 1" svg:x="1.76654in" svg:y="0.08386in" svg:width="12.72323in" svg:height="6.7118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45" table:style-name="ce1">
            <text:p>545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124" table:style-name="ce1">
            <text:p>3124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700" table:style-name="ce1">
            <text:p>1370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6535" table:style-name="ce1">
            <text:p>36535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8209" table:style-name="ce1">
            <text:p>58209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578" table:style-name="ce1">
            <text:p>40578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2785" table:style-name="ce1">
            <text:p>32785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038" table:style-name="ce1">
            <text:p>17038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179" table:style-name="ce1">
            <text:p>9179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466" table:style-name="ce1">
            <text:p>6466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295" table:style-name="ce1">
            <text:p>5295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567" table:style-name="ce1">
            <text:p>556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738" table:style-name="ce1">
            <text:p>5738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135" table:style-name="ce1">
            <text:p>6135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776" table:style-name="ce1">
            <text:p>5776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098" table:style-name="ce1">
            <text:p>6098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043" table:style-name="ce1">
            <text:p>7043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422" table:style-name="ce1">
            <text:p>9422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2841" table:style-name="ce1">
            <text:p>1284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016" table:style-name="ce1">
            <text:p>18016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4134" table:style-name="ce1">
            <text:p>24134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0664" table:style-name="ce1">
            <text:p>30664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9332" table:style-name="ce1">
            <text:p>393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9764" table:style-name="ce1">
            <text:p>49764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0040" table:style-name="ce1">
            <text:p>6004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3682" table:style-name="ce1">
            <text:p>73682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3346" table:style-name="ce1">
            <text:p>83346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4936" table:style-name="ce1">
            <text:p>94936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3479" table:style-name="ce1">
            <text:p>103479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15499" table:style-name="ce1">
            <text:p>115499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5067" table:style-name="ce1">
            <text:p>125067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4157" table:style-name="ce1">
            <text:p>134157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35102" table:style-name="ce1">
            <text:p>135102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34455" table:style-name="ce1">
            <text:p>134455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34227" table:style-name="ce1">
            <text:p>134227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38354" table:style-name="ce1">
            <text:p>138354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48419" table:style-name="ce1">
            <text:p>148419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61357" table:style-name="ce1">
            <text:p>161357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69670" table:style-name="ce1">
            <text:p>169670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74761" table:style-name="ce1">
            <text:p>174761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70093" table:style-name="ce1">
            <text:p>170093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65681" table:style-name="ce1">
            <text:p>165681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60911" table:style-name="ce1">
            <text:p>160911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65105" table:style-name="ce1">
            <text:p>165105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73005" table:style-name="ce1">
            <text:p>173005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81595" table:style-name="ce1">
            <text:p>181595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4519" table:style-name="ce1">
            <text:p>184519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81423" table:style-name="ce1">
            <text:p>181423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70718" table:style-name="ce1">
            <text:p>170718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67015" table:style-name="ce1">
            <text:p>167015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63881" table:style-name="ce1">
            <text:p>163881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62880" table:style-name="ce1">
            <text:p>162880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62729" table:style-name="ce1">
            <text:p>162729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6757" table:style-name="ce1">
            <text:p>156757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47028" table:style-name="ce1">
            <text:p>147028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38636" table:style-name="ce1">
            <text:p>138636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31824" table:style-name="ce1">
            <text:p>131824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26760" table:style-name="ce1">
            <text:p>126760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18290" table:style-name="ce1">
            <text:p>118290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14662" table:style-name="ce1">
            <text:p>114662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09478" table:style-name="ce1">
            <text:p>109478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03642" table:style-name="ce1">
            <text:p>103642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5789" table:style-name="ce1">
            <text:p>95789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0256" table:style-name="ce1">
            <text:p>90256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5787" table:style-name="ce1">
            <text:p>85787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3192" table:style-name="ce1">
            <text:p>83192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8669" table:style-name="ce1">
            <text:p>78669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123" table:style-name="ce1">
            <text:p>74123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7662" table:style-name="ce1">
            <text:p>67662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4472" table:style-name="ce1">
            <text:p>64472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0391" table:style-name="ce1">
            <text:p>60391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5185" table:style-name="ce1">
            <text:p>55185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1057" table:style-name="ce1">
            <text:p>51057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7573" table:style-name="ce1">
            <text:p>47573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4942" table:style-name="ce1">
            <text:p>44942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2979" table:style-name="ce1">
            <text:p>42979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0602" table:style-name="ce1">
            <text:p>40602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8292" table:style-name="ce1">
            <text:p>38292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4780" table:style-name="ce1">
            <text:p>34780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3026" table:style-name="ce1">
            <text:p>33026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2432" table:style-name="ce1">
            <text:p>32432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1575" table:style-name="ce1">
            <text:p>31575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9801" table:style-name="ce1">
            <text:p>29801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9601" table:style-name="ce1">
            <text:p>29601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8923" table:style-name="ce1">
            <text:p>28923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8182" table:style-name="ce1">
            <text:p>28182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8267" table:style-name="ce1">
            <text:p>28267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7962" table:style-name="ce1">
            <text:p>27962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5653" table:style-name="ce1">
            <text:p>25653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036" table:style-name="ce1">
            <text:p>23036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1634" table:style-name="ce1">
            <text:p>21634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0030" table:style-name="ce1">
            <text:p>20030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9253" table:style-name="ce1">
            <text:p>19253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8655" table:style-name="ce1">
            <text:p>18655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7626" table:style-name="ce1">
            <text:p>17626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6352" table:style-name="ce1">
            <text:p>16352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5086" table:style-name="ce1">
            <text:p>15086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4371" table:style-name="ce1">
            <text:p>14371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2847" table:style-name="ce1">
            <text:p>12847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3168" table:style-name="ce1">
            <text:p>13168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3878" table:style-name="ce1">
            <text:p>13878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4216" table:style-name="ce1">
            <text:p>14216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3775" table:style-name="ce1">
            <text:p>13775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3262" table:style-name="ce1">
            <text:p>13262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2719" table:style-name="ce1">
            <text:p>12719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428" table:style-name="ce1">
            <text:p>11428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0483" table:style-name="ce1">
            <text:p>10483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9258" table:style-name="ce1">
            <text:p>9258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8208" table:style-name="ce1">
            <text:p>8208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7182" table:style-name="ce1">
            <text:p>7182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6360" table:style-name="ce1">
            <text:p>6360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040" table:style-name="ce1">
            <text:p>6040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829" table:style-name="ce1">
            <text:p>5829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6065" table:style-name="ce1">
            <text:p>6065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651" table:style-name="ce1">
            <text:p>5651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5857" table:style-name="ce1">
            <text:p>5857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5732" table:style-name="ce1">
            <text:p>5732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163" table:style-name="ce1">
            <text:p>5163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4681" table:style-name="ce1">
            <text:p>4681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280" table:style-name="ce1">
            <text:p>4280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092" table:style-name="ce1">
            <text:p>4092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653" table:style-name="ce1">
            <text:p>3653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246" table:style-name="ce1">
            <text:p>3246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75" table:style-name="ce1">
            <text:p>2875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592" table:style-name="ce1">
            <text:p>2592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560" table:style-name="ce1">
            <text:p>2560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095" table:style-name="ce1">
            <text:p>2095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431" table:style-name="ce1">
            <text:p>2431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620" table:style-name="ce1">
            <text:p>2620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734" table:style-name="ce1">
            <text:p>2734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389" table:style-name="ce1">
            <text:p>2389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382" table:style-name="ce1">
            <text:p>2382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402" table:style-name="ce1">
            <text:p>2402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103" table:style-name="ce1">
            <text:p>2103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93" table:style-name="ce1">
            <text:p>1893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966" table:style-name="ce1">
            <text:p>1966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102" table:style-name="ce1">
            <text:p>2102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989" table:style-name="ce1">
            <text:p>2989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6532" table:style-name="ce1">
            <text:p>6532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4012" table:style-name="ce1">
            <text:p>14012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3430" table:style-name="ce1">
            <text:p>13430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8812" table:style-name="ce1">
            <text:p>8812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702" table:style-name="ce1">
            <text:p>3702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723" table:style-name="ce1">
            <text:p>1723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003" table:style-name="ce1">
            <text:p>2003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145" table:style-name="ce1">
            <text:p>2145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553" table:style-name="ce1">
            <text:p>1553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684" table:style-name="ce1">
            <text:p>1684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108" table:style-name="ce1">
            <text:p>3108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986" table:style-name="ce1">
            <text:p>5986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9209" table:style-name="ce1">
            <text:p>9209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6944" table:style-name="ce1">
            <text:p>16944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2457" table:style-name="ce1">
            <text:p>12457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508" table:style-name="ce1">
            <text:p>6508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764" table:style-name="ce1">
            <text:p>2764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464" table:style-name="ce1">
            <text:p>1464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373" table:style-name="ce1">
            <text:p>1373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219" table:style-name="ce1">
            <text:p>1219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221" table:style-name="ce1">
            <text:p>1221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039" table:style-name="ce1">
            <text:p>1039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080" table:style-name="ce1">
            <text:p>1080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172" table:style-name="ce1">
            <text:p>1172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130" table:style-name="ce1">
            <text:p>1130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154" table:style-name="ce1">
            <text:p>1154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115" table:style-name="ce1">
            <text:p>1115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399" table:style-name="ce1">
            <text:p>1399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477" table:style-name="ce1">
            <text:p>1477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450" table:style-name="ce1">
            <text:p>1450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433" table:style-name="ce1">
            <text:p>1433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218" table:style-name="ce1">
            <text:p>1218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135" table:style-name="ce1">
            <text:p>1135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125" table:style-name="ce1">
            <text:p>1125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097" table:style-name="ce1">
            <text:p>1097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129" table:style-name="ce1">
            <text:p>1129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102" table:style-name="ce1">
            <text:p>1102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222" table:style-name="ce1">
            <text:p>1222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184" table:style-name="ce1">
            <text:p>1184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044" table:style-name="ce1">
            <text:p>1044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114" table:style-name="ce1">
            <text:p>1114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268" table:style-name="ce1">
            <text:p>1268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208" table:style-name="ce1">
            <text:p>1208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053" table:style-name="ce1">
            <text:p>1053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205" table:style-name="ce1">
            <text:p>1205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033" table:style-name="ce1">
            <text:p>1033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947" table:style-name="ce1">
            <text:p>947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190" table:style-name="ce1">
            <text:p>1190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681" table:style-name="ce1">
            <text:p>1681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947" table:style-name="ce1">
            <text:p>1947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1743" table:style-name="ce1">
            <text:p>1743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636" table:style-name="ce1">
            <text:p>1636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281" table:style-name="ce1">
            <text:p>1281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072" table:style-name="ce1">
            <text:p>1072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005" table:style-name="ce1">
            <text:p>1005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126" table:style-name="ce1">
            <text:p>1126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374" table:style-name="ce1">
            <text:p>1374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393" table:style-name="ce1">
            <text:p>1393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386" table:style-name="ce1">
            <text:p>1386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588" table:style-name="ce1">
            <text:p>1588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408" table:style-name="ce1">
            <text:p>1408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532" table:style-name="ce1">
            <text:p>1532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571" table:style-name="ce1">
            <text:p>1571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795" table:style-name="ce1">
            <text:p>1795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967" table:style-name="ce1">
            <text:p>1967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945" table:style-name="ce1">
            <text:p>1945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526" table:style-name="ce1">
            <text:p>1526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710" table:style-name="ce1">
            <text:p>1710</text:p>
          </table:table-cell>
          <table:table-cell table:number-columns-repeated="1638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065" table:style-name="ce1">
            <text:p>2065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232" table:style-name="ce1">
            <text:p>2232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919" table:style-name="ce1">
            <text:p>1919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701" table:style-name="ce1">
            <text:p>1701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278" table:style-name="ce1">
            <text:p>1278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436" table:style-name="ce1">
            <text:p>1436</text:p>
          </table:table-cell>
          <table:table-cell table:number-columns-repeated="1638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461" table:style-name="ce1">
            <text:p>1461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492" table:style-name="ce1">
            <text:p>1492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362" table:style-name="ce1">
            <text:p>1362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235" table:style-name="ce1">
            <text:p>1235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198" table:style-name="ce1">
            <text:p>1198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836" table:style-name="ce1">
            <text:p>1836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333" table:style-name="ce1">
            <text:p>2333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887" table:style-name="ce1">
            <text:p>1887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400" table:style-name="ce1">
            <text:p>1400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990" table:style-name="ce1">
            <text:p>1990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611" table:style-name="ce1">
            <text:p>2611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502" table:style-name="ce1">
            <text:p>2502</text:p>
          </table:table-cell>
          <table:table-cell table:number-columns-repeated="1638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579" table:style-name="ce1">
            <text:p>2579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617" table:style-name="ce1">
            <text:p>2617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464" table:style-name="ce1">
            <text:p>2464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460" table:style-name="ce1">
            <text:p>3460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6149" table:style-name="ce1">
            <text:p>6149</text:p>
          </table:table-cell>
          <table:table-cell table:number-columns-repeated="1638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2518" table:style-name="ce1">
            <text:p>12518</text:p>
          </table:table-cell>
          <table:table-cell table:number-columns-repeated="1638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9934" table:style-name="ce1">
            <text:p>19934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6049" table:style-name="ce1">
            <text:p>26049</text:p>
          </table:table-cell>
          <table:table-cell table:number-columns-repeated="1638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47538" table:style-name="ce1">
            <text:p>47538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6012" table:style-name="ce1">
            <text:p>36012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44407" table:style-name="ce1">
            <text:p>44407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3610" table:style-name="ce1">
            <text:p>3610</text:p>
          </table:table-cell>
          <table:table-cell table:number-columns-repeated="1638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564" table:style-name="ce1">
            <text:p>564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3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atrick Mertes</dc:creator>
    <dc:date>2014-03-14T18:55:01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83.2503149606299pt" svg:width="916.0723622047244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Anzahl Vorkomme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Grauwerte</text:p>
            </chart:title>
            <chart:categories table:cell-range-address="Sheet1.$A$1:.$A$256"/>
          </chart:axis>
          <chart:series chart:values-cell-range-address="Sheet1.$B$1:.$B$256" chart:class="chart:bar" chart:attached-axis="primary-y" chart:style-name="G0S0">
            <chart:data-point chart:repeated="25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